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7740c" officeooo:paragraph-rsid="0007740c"/>
    </style:style>
    <style:style style:name="P2" style:family="paragraph" style:parent-style-name="Title">
      <style:text-properties officeooo:rsid="0007740c" officeooo:paragraph-rsid="0007740c"/>
    </style:style>
    <style:style style:name="P3" style:family="paragraph" style:parent-style-name="Text_20_body">
      <style:text-properties officeooo:rsid="001dd533" officeooo:paragraph-rsid="001dd533"/>
    </style:style>
    <style:style style:name="P4" style:family="paragraph" style:parent-style-name="Text_20_body">
      <style:text-properties officeooo:rsid="0017b531" officeooo:paragraph-rsid="0017b531"/>
    </style:style>
    <style:style style:name="P5" style:family="paragraph" style:parent-style-name="Text_20_body">
      <style:text-properties officeooo:rsid="001e472b" officeooo:paragraph-rsid="001e472b"/>
    </style:style>
    <style:style style:name="P6" style:family="paragraph" style:parent-style-name="Text_20_body">
      <style:text-properties officeooo:rsid="001e472b" officeooo:paragraph-rsid="001e475a"/>
    </style:style>
    <style:style style:name="P7" style:family="paragraph" style:parent-style-name="Text_20_body">
      <style:text-properties officeooo:rsid="001e472b" officeooo:paragraph-rsid="002bf0f1"/>
    </style:style>
    <style:style style:name="P8" style:family="paragraph" style:parent-style-name="Text_20_body">
      <style:text-properties officeooo:rsid="000e44cf" officeooo:paragraph-rsid="000e44cf"/>
    </style:style>
    <style:style style:name="P9" style:family="paragraph" style:parent-style-name="Text_20_body">
      <style:text-properties officeooo:rsid="000f9c28" officeooo:paragraph-rsid="000f9c28"/>
    </style:style>
    <style:style style:name="P10" style:family="paragraph" style:parent-style-name="Text_20_body">
      <style:text-properties officeooo:rsid="000f9c28" officeooo:paragraph-rsid="002b344a"/>
    </style:style>
    <style:style style:name="P11" style:family="paragraph" style:parent-style-name="Text_20_body">
      <style:text-properties officeooo:rsid="0018ce31" officeooo:paragraph-rsid="0018ce31"/>
    </style:style>
    <style:style style:name="P12" style:family="paragraph" style:parent-style-name="Text_20_body">
      <style:text-properties officeooo:rsid="0019763b" officeooo:paragraph-rsid="0019763b"/>
    </style:style>
    <style:style style:name="P13" style:family="paragraph" style:parent-style-name="Standard">
      <style:text-properties officeooo:paragraph-rsid="000ca680"/>
    </style:style>
    <style:style style:name="P14" style:family="paragraph" style:parent-style-name="Text_20_body">
      <style:text-properties officeooo:rsid="00122628" officeooo:paragraph-rsid="00122628"/>
    </style:style>
    <style:style style:name="P15" style:family="paragraph" style:parent-style-name="Text_20_body">
      <style:text-properties officeooo:rsid="001439fe" officeooo:paragraph-rsid="001439fe"/>
    </style:style>
    <style:style style:name="P16" style:family="paragraph" style:parent-style-name="Text_20_body">
      <style:text-properties officeooo:rsid="00162f83" officeooo:paragraph-rsid="00162f83"/>
    </style:style>
    <style:style style:name="P17" style:family="paragraph" style:parent-style-name="Text_20_body">
      <style:text-properties officeooo:rsid="00162f83" officeooo:paragraph-rsid="002bf0f1"/>
    </style:style>
    <style:style style:name="P18" style:family="paragraph" style:parent-style-name="Text_20_body">
      <style:text-properties officeooo:rsid="001a9b12" officeooo:paragraph-rsid="001a9b12"/>
    </style:style>
    <style:style style:name="P19" style:family="paragraph" style:parent-style-name="Standard">
      <style:text-properties officeooo:rsid="000ca680" officeooo:paragraph-rsid="000ca680"/>
    </style:style>
    <style:style style:name="P20" style:family="paragraph" style:parent-style-name="Text_20_body">
      <style:text-properties style:text-position="0% 100%" officeooo:rsid="001ae093" officeooo:paragraph-rsid="001ae093"/>
    </style:style>
    <style:style style:name="P21" style:family="paragraph" style:parent-style-name="Text_20_body">
      <style:text-properties style:text-position="0% 100%" officeooo:rsid="0010b5e7" officeooo:paragraph-rsid="0010b5e7"/>
    </style:style>
    <style:style style:name="P22" style:family="paragraph" style:parent-style-name="Text_20_body">
      <style:text-properties officeooo:rsid="002409cb" officeooo:paragraph-rsid="002409cb"/>
    </style:style>
    <style:style style:name="P23" style:family="paragraph" style:parent-style-name="Text_20_body">
      <style:text-properties officeooo:rsid="002861fc" officeooo:paragraph-rsid="002861fc"/>
    </style:style>
    <style:style style:name="P24" style:family="paragraph" style:parent-style-name="Text_20_body">
      <style:text-properties fo:font-style="italic" officeooo:rsid="002861fc" officeooo:paragraph-rsid="002861fc" style:font-style-asian="italic" style:font-style-complex="italic"/>
    </style:style>
    <style:style style:name="P25" style:family="paragraph" style:parent-style-name="Text_20_body">
      <style:text-properties fo:font-style="italic" officeooo:rsid="002a272c" officeooo:paragraph-rsid="002a272c" style:font-style-asian="italic" style:font-style-complex="italic"/>
    </style:style>
    <style:style style:name="P26" style:family="paragraph" style:parent-style-name="Text_20_body">
      <style:text-properties fo:font-style="italic" officeooo:rsid="002b344a" officeooo:paragraph-rsid="002b344a" style:font-style-asian="italic" style:font-style-complex="italic"/>
    </style:style>
    <style:style style:name="P27" style:family="paragraph" style:parent-style-name="Text_20_body">
      <style:text-properties officeooo:rsid="002de488" officeooo:paragraph-rsid="002de488"/>
    </style:style>
    <style:style style:name="P28" style:family="paragraph" style:parent-style-name="Text_20_body">
      <style:text-properties officeooo:rsid="0030a45b" officeooo:paragraph-rsid="0030a45b"/>
    </style:style>
    <style:style style:name="P29" style:family="paragraph" style:parent-style-name="Text_20_body">
      <style:text-properties officeooo:rsid="0031b564" officeooo:paragraph-rsid="0031b564"/>
    </style:style>
    <style:style style:name="P30" style:family="paragraph" style:parent-style-name="Text_20_body">
      <style:text-properties officeooo:rsid="0033753f" officeooo:paragraph-rsid="0033753f"/>
    </style:style>
    <style:style style:name="P31" style:family="paragraph" style:parent-style-name="Text_20_body">
      <style:text-properties fo:font-style="normal" officeooo:rsid="002a272c" officeooo:paragraph-rsid="002a272c" style:font-style-asian="normal" style:font-style-complex="normal"/>
    </style:style>
    <style:style style:name="P32" style:family="paragraph" style:parent-style-name="Text_20_body">
      <style:text-properties officeooo:rsid="002b344a" officeooo:paragraph-rsid="002b344a"/>
    </style:style>
    <style:style style:name="P33" style:family="paragraph" style:parent-style-name="Text_20_body">
      <style:text-properties officeooo:rsid="002d1391" officeooo:paragraph-rsid="002d1391"/>
    </style:style>
    <style:style style:name="P34" style:family="paragraph" style:parent-style-name="Text_20_body">
      <style:text-properties officeooo:rsid="002d9934" officeooo:paragraph-rsid="002d9934"/>
    </style:style>
    <style:style style:name="P35" style:family="paragraph" style:parent-style-name="Text_20_body">
      <style:text-properties officeooo:paragraph-rsid="001edb36"/>
    </style:style>
    <style:style style:name="P36" style:family="paragraph" style:parent-style-name="Text_20_body">
      <style:text-properties officeooo:rsid="00342879" officeooo:paragraph-rsid="00342879"/>
    </style:style>
    <style:style style:name="P37" style:family="paragraph" style:parent-style-name="Text_20_body">
      <style:text-properties officeooo:paragraph-rsid="0038f93c"/>
    </style:style>
    <style:style style:name="P38" style:family="paragraph" style:parent-style-name="Text_20_body">
      <style:text-properties officeooo:rsid="003f4c60" officeooo:paragraph-rsid="003f4c60"/>
    </style:style>
    <style:style style:name="P39" style:family="paragraph" style:parent-style-name="Text_20_body">
      <style:text-properties officeooo:rsid="00400e05" officeooo:paragraph-rsid="00400e05"/>
    </style:style>
    <style:style style:name="P40" style:family="paragraph" style:parent-style-name="Text_20_body">
      <style:text-properties officeooo:rsid="002a272c" officeooo:paragraph-rsid="002a272c"/>
    </style:style>
    <style:style style:name="P41" style:family="paragraph" style:parent-style-name="Text_20_body">
      <style:text-properties officeooo:rsid="004090a4" officeooo:paragraph-rsid="004090a4"/>
    </style:style>
    <style:style style:name="P42" style:family="paragraph" style:parent-style-name="Heading_20_1">
      <style:text-properties officeooo:rsid="0007740c" officeooo:paragraph-rsid="0007740c"/>
    </style:style>
    <style:style style:name="P43" style:family="paragraph" style:parent-style-name="Heading_20_2">
      <style:text-properties officeooo:rsid="000abd95" officeooo:paragraph-rsid="000abd95"/>
    </style:style>
    <style:style style:name="P44" style:family="paragraph" style:parent-style-name="Heading_20_2">
      <style:text-properties officeooo:rsid="001dd533" officeooo:paragraph-rsid="001dd533"/>
    </style:style>
    <style:style style:name="P45" style:family="paragraph" style:parent-style-name="Heading_20_3">
      <style:text-properties officeooo:rsid="000ca680" officeooo:paragraph-rsid="000ca680"/>
    </style:style>
    <style:style style:name="P46" style:family="paragraph" style:parent-style-name="Heading_20_3">
      <style:text-properties officeooo:rsid="000ca680" officeooo:paragraph-rsid="0010b5e7"/>
    </style:style>
    <style:style style:name="P47" style:family="paragraph" style:parent-style-name="Heading_20_3">
      <style:text-properties officeooo:rsid="0017b531" officeooo:paragraph-rsid="0017b531"/>
    </style:style>
    <style:style style:name="P48" style:family="paragraph" style:parent-style-name="Heading_20_3">
      <style:text-properties officeooo:rsid="001e472b" officeooo:paragraph-rsid="001e472b"/>
    </style:style>
    <style:style style:name="P49" style:family="paragraph" style:parent-style-name="Heading_20_3">
      <style:text-properties officeooo:rsid="002bf0f1" officeooo:paragraph-rsid="002bf0f1"/>
    </style:style>
    <style:style style:name="P50" style:family="paragraph" style:parent-style-name="Heading_20_3">
      <style:text-properties officeooo:rsid="002de488" officeooo:paragraph-rsid="002de488"/>
    </style:style>
    <style:style style:name="P51" style:family="paragraph" style:parent-style-name="Heading_20_4">
      <style:text-properties officeooo:paragraph-rsid="000f9c28"/>
    </style:style>
    <style:style style:name="P52" style:family="paragraph" style:parent-style-name="Heading_20_4">
      <style:text-properties officeooo:rsid="000e44cf"/>
    </style:style>
    <style:style style:name="P53" style:family="paragraph" style:parent-style-name="Heading_20_4">
      <style:text-properties officeooo:rsid="000e44cf" officeooo:paragraph-rsid="000e44cf"/>
    </style:style>
    <style:style style:name="P54" style:family="paragraph" style:parent-style-name="Heading_20_4">
      <style:text-properties officeooo:rsid="000f9c28" officeooo:paragraph-rsid="000f9c28"/>
    </style:style>
    <style:style style:name="P55" style:family="paragraph" style:parent-style-name="Heading_20_4">
      <style:text-properties officeooo:rsid="000f9c28" officeooo:paragraph-rsid="002b344a"/>
    </style:style>
    <style:style style:name="P56" style:family="paragraph" style:parent-style-name="Heading_20_4">
      <style:text-properties officeooo:paragraph-rsid="00162f83"/>
    </style:style>
    <style:style style:name="P57" style:family="paragraph" style:parent-style-name="Heading_20_4">
      <style:text-properties officeooo:rsid="0017b531" officeooo:paragraph-rsid="0017b531"/>
    </style:style>
    <style:style style:name="P58" style:family="paragraph" style:parent-style-name="Heading_20_4">
      <style:text-properties officeooo:rsid="0017b531" officeooo:paragraph-rsid="0038f93c"/>
    </style:style>
    <style:style style:name="P59" style:family="paragraph" style:parent-style-name="Heading_20_4">
      <style:text-properties officeooo:rsid="0018ce31" officeooo:paragraph-rsid="0018ce31"/>
    </style:style>
    <style:style style:name="P60" style:family="paragraph" style:parent-style-name="Heading_20_4">
      <style:text-properties officeooo:rsid="0019763b" officeooo:paragraph-rsid="0019763b"/>
    </style:style>
    <style:style style:name="P61" style:family="paragraph" style:parent-style-name="Heading_20_4">
      <style:text-properties officeooo:rsid="002409cb"/>
    </style:style>
    <style:style style:name="P62" style:family="paragraph" style:parent-style-name="Heading_20_4">
      <style:text-properties officeooo:rsid="002861fc" officeooo:paragraph-rsid="002861fc"/>
    </style:style>
    <style:style style:name="P63" style:family="paragraph" style:parent-style-name="Heading_20_4">
      <style:text-properties officeooo:paragraph-rsid="004090a4"/>
    </style:style>
    <style:style style:name="P64" style:family="paragraph" style:parent-style-name="Heading_20_4">
      <style:text-properties officeooo:paragraph-rsid="002a272c"/>
    </style:style>
    <style:style style:name="P65" style:family="paragraph" style:parent-style-name="Heading_20_4">
      <style:text-properties officeooo:paragraph-rsid="002bf0f1"/>
    </style:style>
    <style:style style:name="P66" style:family="paragraph" style:parent-style-name="Heading_20_4">
      <style:text-properties officeooo:rsid="002de488" officeooo:paragraph-rsid="002de488"/>
    </style:style>
    <style:style style:name="P67" style:family="paragraph" style:parent-style-name="Heading_20_4">
      <style:text-properties officeooo:rsid="0030a45b" officeooo:paragraph-rsid="0030a45b"/>
    </style:style>
    <style:style style:name="P68" style:family="paragraph" style:parent-style-name="Heading_20_4">
      <style:text-properties officeooo:rsid="0031b564" officeooo:paragraph-rsid="0031b564"/>
    </style:style>
    <style:style style:name="P69" style:family="paragraph" style:parent-style-name="Heading_20_4">
      <style:text-properties officeooo:rsid="0033753f" officeooo:paragraph-rsid="003f4c60"/>
    </style:style>
    <style:style style:name="P70" style:family="paragraph" style:parent-style-name="Heading_20_4">
      <style:text-properties officeooo:rsid="0033753f" officeooo:paragraph-rsid="0033753f"/>
    </style:style>
    <style:style style:name="P71" style:family="paragraph" style:parent-style-name="Heading_20_4">
      <style:text-properties officeooo:rsid="0033753f" officeooo:paragraph-rsid="00352269"/>
    </style:style>
    <style:style style:name="P72" style:family="paragraph" style:parent-style-name="Heading_20_4">
      <style:text-properties officeooo:rsid="0033753f" officeooo:paragraph-rsid="00400e05"/>
    </style:style>
    <style:style style:name="P73" style:family="paragraph" style:parent-style-name="Heading_20_4">
      <style:text-properties officeooo:rsid="0042cc14" officeooo:paragraph-rsid="0042cc14"/>
    </style:style>
    <style:style style:name="P74" style:family="paragraph" style:parent-style-name="Text_20_body">
      <style:text-properties officeooo:rsid="00352269" officeooo:paragraph-rsid="00352269"/>
    </style:style>
    <style:style style:name="P75" style:family="paragraph" style:parent-style-name="Text_20_body">
      <style:text-properties officeooo:rsid="0042cc14" officeooo:paragraph-rsid="0042cc14"/>
    </style:style>
    <style:style style:name="P76" style:family="paragraph" style:parent-style-name="Text_20_body">
      <style:text-properties officeooo:rsid="0030a45b" officeooo:paragraph-rsid="0030a45b"/>
    </style:style>
    <style:style style:name="T1" style:family="text">
      <style:text-properties style:text-position="0% 100%"/>
    </style:style>
    <style:style style:name="T2" style:family="text">
      <style:text-properties style:text-position="0% 100%" officeooo:rsid="001cdba6"/>
    </style:style>
    <style:style style:name="T3" style:family="text">
      <style:text-properties officeooo:rsid="000ca680"/>
    </style:style>
    <style:style style:name="T4" style:family="text">
      <style:text-properties fo:font-size="12.5pt" fo:font-style="italic" style:font-size-asian="12.5pt" style:font-style-asian="italic" style:font-size-complex="12.5pt" style:font-style-complex="italic"/>
    </style:style>
    <style:style style:name="T5" style:family="text">
      <style:text-properties fo:font-size="12.5pt" fo:font-style="italic" officeooo:rsid="000ca680" style:font-size-asian="12.5pt" style:font-style-asian="italic" style:font-size-complex="12.5pt" style:font-style-complex="italic"/>
    </style:style>
    <style:style style:name="T6" style:family="text">
      <style:text-properties fo:font-style="italic" style:font-style-asian="italic" style:font-style-complex="italic"/>
    </style:style>
    <style:style style:name="T7" style:family="text">
      <style:text-properties officeooo:rsid="000e44cf"/>
    </style:style>
    <style:style style:name="T8" style:family="text">
      <style:text-properties officeooo:rsid="0010b5e7"/>
    </style:style>
    <style:style style:name="T9" style:family="text">
      <style:text-properties officeooo:rsid="00122628"/>
    </style:style>
    <style:style style:name="T10" style:family="text">
      <style:text-properties officeooo:rsid="0013fb9b"/>
    </style:style>
    <style:style style:name="T11" style:family="text">
      <style:text-properties officeooo:rsid="001439fe"/>
    </style:style>
    <style:style style:name="T12" style:family="text">
      <style:text-properties officeooo:rsid="00185ecf"/>
    </style:style>
    <style:style style:name="T13" style:family="text">
      <style:text-properties officeooo:rsid="001ad320"/>
    </style:style>
    <style:style style:name="T14" style:family="text">
      <style:text-properties officeooo:rsid="001dd533"/>
    </style:style>
    <style:style style:name="T15" style:family="text">
      <style:text-properties officeooo:rsid="001e472b"/>
    </style:style>
    <style:style style:name="T16" style:family="text">
      <style:text-properties officeooo:rsid="001e475a"/>
    </style:style>
    <style:style style:name="T17" style:family="text">
      <style:text-properties officeooo:rsid="001edb36"/>
    </style:style>
    <style:style style:name="T18" style:family="text">
      <style:text-properties officeooo:rsid="001fdd93"/>
    </style:style>
    <style:style style:name="T19" style:family="text">
      <style:text-properties officeooo:rsid="00269fd8"/>
    </style:style>
    <style:style style:name="T20" style:family="text">
      <style:text-properties officeooo:rsid="0027382b"/>
    </style:style>
    <style:style style:name="T21" style:family="text">
      <style:text-properties officeooo:rsid="002861fc"/>
    </style:style>
    <style:style style:name="T22" style:family="text">
      <style:text-properties fo:font-style="normal" style:font-style-asian="normal" style:font-style-complex="normal"/>
    </style:style>
    <style:style style:name="T23" style:family="text">
      <style:text-properties fo:font-style="normal" officeooo:rsid="002a272c" style:font-style-asian="normal" style:font-style-complex="normal"/>
    </style:style>
    <style:style style:name="T24" style:family="text">
      <style:text-properties officeooo:rsid="002a272c"/>
    </style:style>
    <style:style style:name="T25" style:family="text">
      <style:text-properties officeooo:rsid="002b344a"/>
    </style:style>
    <style:style style:name="T26" style:family="text">
      <style:text-properties style:font-name="Liberation Sans" fo:font-size="13.3000001907349pt" fo:font-style="italic" fo:font-weight="bold" style:font-name-asian="Microsoft YaHei" style:font-size-asian="13.3000001907349pt" style:font-style-asian="italic" style:font-weight-asian="bold" style:font-name-complex="Arial" style:font-size-complex="13.3000001907349pt" style:font-style-complex="italic" style:font-weight-complex="bold"/>
    </style:style>
    <style:style style:name="T27" style:family="text">
      <style:text-properties style:font-name="Liberation Sans" fo:font-size="13.3000001907349pt" fo:font-style="italic" fo:font-weight="bold" officeooo:rsid="002b344a" style:font-name-asian="Microsoft YaHei" style:font-size-asian="13.3000001907349pt" style:font-style-asian="italic" style:font-weight-asian="bold" style:font-name-complex="Arial" style:font-size-complex="13.3000001907349pt" style:font-style-complex="italic" style:font-weight-complex="bold"/>
    </style:style>
    <style:style style:name="T28" style:family="text">
      <style:text-properties style:font-name="Liberation Sans" fo:font-size="13.3000001907349pt" fo:font-style="italic" fo:font-weight="bold" officeooo:rsid="00352269" style:font-name-asian="Microsoft YaHei" style:font-size-asian="13.3000001907349pt" style:font-style-asian="italic" style:font-weight-asian="bold" style:font-name-complex="Arial" style:font-size-complex="13.3000001907349pt" style:font-style-complex="italic" style:font-weight-complex="bold"/>
    </style:style>
    <style:style style:name="T29" style:family="text">
      <style:text-properties style:font-name="Liberation Sans" fo:font-size="13.3000001907349pt" fo:font-style="italic" fo:font-weight="bold" officeooo:rsid="0038f93c" style:font-name-asian="Microsoft YaHei" style:font-size-asian="13.3000001907349pt" style:font-style-asian="italic" style:font-weight-asian="bold" style:font-name-complex="Arial" style:font-size-complex="13.3000001907349pt" style:font-style-complex="italic" style:font-weight-complex="bold"/>
    </style:style>
    <style:style style:name="T30" style:family="text">
      <style:text-properties style:font-name="Liberation Sans" fo:font-size="13.3000001907349pt" fo:font-style="italic" fo:font-weight="bold" officeooo:rsid="003f4c60" style:font-name-asian="Microsoft YaHei" style:font-size-asian="13.3000001907349pt" style:font-style-asian="italic" style:font-weight-asian="bold" style:font-name-complex="Arial" style:font-size-complex="13.3000001907349pt" style:font-style-complex="italic" style:font-weight-complex="bold"/>
    </style:style>
    <style:style style:name="T31" style:family="text">
      <style:text-properties style:font-name="Liberation Sans" fo:font-size="13.3000001907349pt" fo:font-style="italic" fo:font-weight="bold" officeooo:rsid="00400e05" style:font-name-asian="Microsoft YaHei" style:font-size-asian="13.3000001907349pt" style:font-style-asian="italic" style:font-weight-asian="bold" style:font-name-complex="Arial" style:font-size-complex="13.3000001907349pt" style:font-style-complex="italic" style:font-weight-complex="bold"/>
    </style:style>
    <style:style style:name="T32" style:family="text">
      <style:text-properties officeooo:rsid="002bf0f1"/>
    </style:style>
    <style:style style:name="T33" style:family="text">
      <style:text-properties officeooo:rsid="002f63d1"/>
    </style:style>
    <style:style style:name="T34" style:family="text">
      <style:text-properties officeooo:rsid="0030a45b"/>
    </style:style>
    <style:style style:name="T35" style:family="text">
      <style:text-properties officeooo:rsid="0036fa7b"/>
    </style:style>
    <style:style style:name="T36" style:family="text">
      <style:text-properties officeooo:rsid="0038f93c"/>
    </style:style>
    <style:style style:name="T37" style:family="text">
      <style:text-properties officeooo:rsid="003c6d32"/>
    </style:style>
    <style:style style:name="T38" style:family="text">
      <style:text-properties officeooo:rsid="003e155a"/>
    </style:style>
    <style:style style:name="T39" style:family="text">
      <style:text-properties officeooo:rsid="004090a4"/>
    </style:style>
    <style:style style:name="T40" style:family="text">
      <style:text-properties officeooo:rsid="0045ce0a"/>
    </style:style>
    <style:style style:name="T41"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ion MLIB</text:p>
      <text:h text:style-name="P42" text:outline-level="1">Présentation :</text:h>
      <text:p text:style-name="P1">Mlib est une petit bibliothèque, crée par Mattéo Menou, 1<text:span text:style-name="T1">°5, dans le cadre enseignement de spécialité NSI au lycée. Elle doit regrouper de multiples choses permettant de faciliter l’accès d’un élève « moyen » à des programmes plus complexes. Il contient pour l’instant une plateforme graphique, nommé « MGUI ».</text:span></text:p>
      <text:p text:style-name="P20">Pour fonctionner, elle nécessite plusieurs bibliothèques :</text:p>
      <text:p text:style-name="Text_20_body"><text:span text:style-name="T2">-pygame</text:span><text:span text:style-name="T1"><text:line-break/>-pygame</text:span><text:span text:style-name="T2">.init()</text:span><text:span text:style-name="T1"><text:line-break/>-sys<text:line-break/>-math<text:line-break/>-</text:span><text:span text:style-name="T2">os</text:span><text:span text:style-name="T1"><text:line-break/>-time (que la fonction time_ns())</text:span></text:p>
      <text:p text:style-name="P21">Remarques : les méthodes privées sont fournis pour mieux comprendre la lib mais ne sont pas destiné à l’utilisation.</text:p>
      <text:h text:style-name="P42" text:outline-level="1">MGUI :</text:h>
      <text:p text:style-name="P1">MGUI contient plusieurs choses permettant de construire une fenêtre graphique des plus qualitatives.</text:p>
      <text:h text:style-name="P43" text:outline-level="2">M<text:span text:style-name="T14">W</text:span>idget :</text:h>
      <text:p text:style-name="P13">Mwidget est la classe principale de MGUI, permettant de construire tous les éléments graphiques présent dans la bibliothèques. <text:span text:style-name="T3">Toutes les autres classes hérité de lui.</text:span></text:p>
      <text:p text:style-name="P19">Les Mwidgets utilisent un système de hiérarchie avec des widgets fils et parents, pour permettre de mieux organiser la fenêtre graphique. Cependant, si un Mwidget est invisible, c’est Mwidgets enfants aussi. De plus, la position d’un Mwidget est relative à son parent.</text:p>
      <text:h text:style-name="P45" text:outline-level="3">Méthodes <text:span text:style-name="T7">publiques</text:span> :</text:h>
      <text:h text:style-name="P51" text:outline-level="4">__<text:span text:style-name="T3">init__(self, taille, position, ...) :</text:span></text:h>
      <text:p text:style-name="Standard">Constructeur de Mwidget, permettant d’initialiser un widget normale. Elle prend une multitude de paramètres permettant d’initialiser le widget en un seul coup.</text:p>
      <text:p text:style-name="Standard"/>
      <text:p text:style-name="Standard"><text:span text:style-name="T5">P</text:span><text:span text:style-name="T4">aramètres :</text:span> taille pour définir la taille du widget, position pour définir sa position par rapport à son parent, parent pour définir son parent <text:span text:style-name="T3">défini de base à None</text:span>, <text:span text:style-name="T3">arrierePlanCouleur pour définir la couleur de l’arrière plan de base blanche, curseurSurvol pour définir la texture du curseur quand il survolera le Mwidget, de base à </text:span>SYSTEM_CURSOR_ARROW <text:span text:style-name="T3">(la flèche).</text:span></text:p>
      <text:h text:style-name="P52" text:outline-level="4">get_parent() :</text:h>
      <text:p text:style-name="P8">Retourne le parent du Mwidget en objet Mwidget.</text:p>
      <text:h text:style-name="P53" text:outline-level="4"><text:soft-page-break/>get_position() :</text:h>
      <text:p text:style-name="P8">Retourne la position du Mwidget en tuple de 2 de long.</text:p>
      <text:h text:style-name="P53" text:outline-level="4">get_rect() :</text:h>
      <text:p text:style-name="P8">Retourne le rect du Mwidget, c’est à dire la position + la taille en tuple de 4 de long.</text:p>
      <text:h text:style-name="P53" text:outline-level="4">get_survol() :</text:h>
      <text:p text:style-name="P8">Retourne si le Mwdiget est survolé ou non en booléan.</text:p>
      <text:h text:style-name="P54" text:outline-level="4">get_taille() :</text:h>
      <text:p text:style-name="P9">Retourne la taille du Mwidget, en tuple de 2 de long.</text:p>
      <text:h text:style-name="P55" text:outline-level="4">get_<text:span text:style-name="T27">visible</text:span>() :</text:h>
      <text:p text:style-name="P10">Retourne <text:span text:style-name="T25">si le Mwidget est visible, en booléen.</text:span></text:p>
      <text:h text:style-name="P54" text:outline-level="4">set_parent(parent) :</text:h>
      <text:p text:style-name="P9">Supprime le parent actuel est met parent à la place.</text:p>
      <text:p text:style-name="P5"><text:span text:style-name="T6">Paramètres</text:span> : Le nouveau parent de type Mwidget du Mwidget.</text:p>
      <text:h text:style-name="P54" text:outline-level="4">set_taille(taille) :</text:h>
      <text:p text:style-name="P9">Change la taille actuel en taille.</text:p>
      <text:p text:style-name="P5"><text:span text:style-name="T6">Paramètres</text:span> : La nouvelle taille de type tuple de 2 de long du Mwidget.</text:p>
      <text:h text:style-name="P55" text:outline-level="4">get_<text:span text:style-name="T27">visible</text:span>() :</text:h>
      <text:p text:style-name="P32">Change la visibilité du Mwidget.</text:p>
      <text:p text:style-name="P26">Paramètres : <text:span text:style-name="T22">La visibilité du Mwidget de type booléen.</text:span></text:p>
      <text:h text:style-name="P46" text:outline-level="3">Méthodes <text:span text:style-name="T7">p</text:span><text:span text:style-name="T8">rivées</text:span> :</text:h>
      <text:h text:style-name="Heading_20_4" text:outline-level="4">__<text:span text:style-name="T9">enleverParent(enfant) :</text:span></text:h>
      <text:p text:style-name="P14">Supprime enfant de la liste d’enfants.</text:p>
      <text:p text:style-name="P5"><text:span text:style-name="T6">Paramètres</text:span> : L’enfant à enlever.</text:p>
      <text:h text:style-name="Heading_20_4" text:outline-level="4">__<text:span text:style-name="T10">nouveauEnfant(enfant) :</text:span></text:h>
      <text:p text:style-name="P5"><text:span text:style-name="T6">Paramètres</text:span> : L’enfant à ajouter.</text:p>
      <text:h text:style-name="Heading_20_4" text:outline-level="4">_<text:span text:style-name="T11">render() :</text:span></text:h>
      <text:p text:style-name="P15">Effectue le rendu du Mwdiget et le retourne sous forme de surface.</text:p>
      <text:p text:style-name="P15">Cette fonction va commencer par appliqué à la surface du Mwidget la couleur d’arrière plan, puis le curseur de survol, puis va appeler _renderBeforeHierarchy(surface), puis va afficher le retour du _render() des enfants sur la surface à retourner (si ils sont visibles), puis va appeler <text:soft-page-break/>_renderAfterHierarchy(surface), puis va retourner la surface. <text:span text:style-name="T38">Elle va ensuite ré-initialiser le focus pour ne pas que des comportements inattendus arrives. </text:span></text:p>
      <text:p text:style-name="P15">Note : cette fonction va bientôt être modifié pour l’optimisation, en transformant la surface de base, qui va être modifié, recréer et appelé de multiple fois, par un texte, qui sera traité par une classe pour gérer l’application.</text:p>
      <text:h text:style-name="P56" text:outline-level="4">_renderBeforeHierarchy(surface) :</text:h>
      <text:p text:style-name="P16">Fonction faites pour être ré-implémenter dans des classes hérité, pour afficher quelque chose sur la surface avant la gestion de la hiérarchie.</text:p>
      <text:p text:style-name="P5"><text:span text:style-name="T6">Paramètres</text:span> : La surface sur la quel appliqué le renduu.</text:p>
      <text:h text:style-name="P56" text:outline-level="4">_render<text:span text:style-name="T29">After</text:span>Hierarchy(surface) :</text:h>
      <text:p text:style-name="P16">Fonction faites pour être ré-implémenter dans des classes hérité, pour afficher quelque chose sur la surface après la gestion de la hiérarchie.</text:p>
      <text:p text:style-name="P5"><text:span text:style-name="T6">Paramètres</text:span> : La surface sur la quel appliqué le rendu.</text:p>
      <text:h text:style-name="P47" text:outline-level="3">Attributs :</text:h>
      <text:h text:style-name="P57" text:outline-level="4">arrierePlanCouleur :</text:h>
      <text:p text:style-name="P4">Contient l’arrière plan de la couleur.</text:p>
      <text:h text:style-name="P57" text:outline-level="4">curseurSurvol :</text:h>
      <text:p text:style-name="P4">Contient le curseur de la souris en cas de survol.</text:p>
      <text:h text:style-name="P57" text:outline-level="4">enfant :</text:h>
      <text:p text:style-name="P4">Liste contenant l’entièreté des enfants du Mwidget.</text:p>
      <text:h text:style-name="Heading_20_4" text:outline-level="4">fenetrePrincipale :</text:h>
      <text:p text:style-name="P4">Contient la fenêtre principale sur lequel le Mwidget est posé.</text:p>
      <text:p text:style-name="P4">L’affectation de cette variable à lieu dans __init_(), en regardant tous les parents du parent du parent… jusqu’à arriver à la fenêtre principale. <text:span text:style-name="T12">Si rien est trouvé, la fenêtre principale est défini comme le Mwidget en lui même.</text:span></text:p>
      <text:h text:style-name="P58" text:outline-level="4"><text:span text:style-name="T29">f</text:span><text:span text:style-name="T36">ocus</text:span> :</text:h>
      <text:p text:style-name="P37"><text:span text:style-name="T36">Variable de type booléen indiquant si le widget est focus ou non. Il est OBLIGATOIRE de la modifié dans _render</text:span>After<text:span text:style-name="T36">Hierarchy(surface) pour éviter tout comportements inattendus. </text:span></text:p>
      <text:h text:style-name="P59" text:outline-level="4">globalPosition :</text:h>
      <text:p text:style-name="P11">Position par rapport à la fenêtre principale, en tuple de 2 de long.</text:p>
      <text:p text:style-name="P11">L’affectation de cette variable à lieu en même temps que celle de fenetrePrincipale, en additionnant les positions des parents.</text:p>
      <text:h text:style-name="P60" text:outline-level="4"><text:soft-page-break/>parent :</text:h>
      <text:p text:style-name="P12">Contient le parent du Mwidget.</text:p>
      <text:h text:style-name="Heading_20_4" text:outline-level="4">position :</text:h>
      <text:p text:style-name="P12">Contient la position du widget, en tuple de 2 de long.</text:p>
      <text:h text:style-name="Heading_20_4" text:outline-level="4">taille :</text:h>
      <text:p text:style-name="P12">Contient la taille du widget, en tuple de 2 de long.</text:p>
      <text:h text:style-name="Heading_20_4" text:outline-level="4">type :</text:h>
      <text:p text:style-name="P18">Contient le type du widget.</text:p>
      <text:p text:style-name="P18">Cette variable sert à différencier chaque Mwidget de manière codifié. En général, pour un Mwidget de classe hérité de Mwidget, le type doit être défini AVANT l’appel du constructeur de Mwidget. Si cela est fait, alors il ne sera pas modifié. Dans le cas contraire, il sera modifié avant la recherche de la fenêtre principale, qui est cherché grâce à son type, est donc occurré en des comportements inattendus. <text:span text:style-name="T13">Pour une ré-implémentation de cette variable, il faut penser à ne pas modifier la variable si elle est déjà affecté.</text:span></text:p>
      <text:h text:style-name="P44" text:outline-level="2">MFenetre :</text:h>
      <text:p text:style-name="P3">MFenetre permet de définir une fenêtre graphique a afficher à l’écran. <text:s/>Dans les versions actuelles, une seul fenêtre graphique ne peut être créer à la fois et la fenêtre créer représente l’application en elle même.</text:p>
      <text:h text:style-name="P48" text:outline-level="3">Méthodes publiques :</text:h>
      <text:h text:style-name="Heading_20_4" text:outline-level="4">__<text:span text:style-name="T15">init__(fenetre, titre…) :</text:span></text:h>
      <text:p text:style-name="P5">Créer un objet de type MFenetre. Il hérite de MWidget.</text:p>
      <text:p text:style-name="P6"><text:span text:style-name="T6">Paramètres</text:span> : <text:span text:style-name="T16">fenetre pour définir la fenêtre sur laquelle il faut appliquer les modifications, titre pour le titre de l’application (le texte écrit en haut de la fenêtre graphique) de base défini à « Fenêtre MGUI », arrierePlanImage pour avoir le chemin d’accès vers l’image d’arrière plan de base défini à vide, arrierePlanImageAlignement pour savoir comment aligner l’image d’arrière plan sur la fenêtre de base à « GH », arrierePlanImageParSeconde pour savoir à quelle vitesse faire défiler les images si il s’agit d’une image animé (gif), tout les paramètres du constructeur de MWidget.</text:span></text:p>
      <text:p text:style-name="P35"><text:span text:style-name="T17">La taille est défini selon la taille de fenetre et la position à (0, 0). </text:span><text:span text:style-name="T18">Le parent est à None et le type est défini à « Fenetre ».</text:span></text:p>
      <text:p text:style-name="P27">Pour utiliser un gif, il faut couper un gif en toutes les images qui le constituent, et le mettre dans un répertoire. Il faut ensuite mettre dans arrierePlanImage « cheminDuRépertoire+.gif ». <text:span text:style-name="T33">Il est d’autant plus conseillé, pour les ordinateurs peu puissants, d’adapter la taille des images pour qu’elle rentre dans la fenêtre sans avoir à les justifier.</text:span></text:p>
      <text:h text:style-name="P61" text:outline-level="4">frame() :</text:h>
      <text:p text:style-name="P22">Effectue une mise à jour de la fenêtre.</text:p>
      <text:p text:style-name="P22"><text:soft-page-break/>La fenêtre étant hérité de MWidget, elle va afficher sur fenetre le retour du _render() de ce Mwidget. <text:span text:style-name="T37">Avant ça, elle va voir si un des Mwidget enfant est focus. </text:span><text:span text:style-name="T39">Elle annule aussi tout les Mwdiget si la souris est clické</text:span><text:span text:style-name="T37">.</text:span> <text:span text:style-name="T19">Elle va aussi calculer le deltaTime de la fenêtre et les FPS. </text:span><text:span text:style-name="T20">Elle s’occupe aussi du curseur. </text:span><text:span text:style-name="T35">Elle stocke aussi la position de la souris dans une variable self.sourisPosition.</text:span></text:p>
      <text:p text:style-name="P36">Elle utilise les évènements de pygame. Il est donc déconseillé de les utiliser autre part. <text:span text:style-name="T40">Elle permet d’initialiser quelques variables de certaines touches du claviers spécifiques (shift, caplock).</text:span></text:p>
      <text:h text:style-name="P62" text:outline-level="4">get_cursor() :</text:h>
      <text:p text:style-name="P23">Retourne le curseur actuelle de la fenêtre.</text:p>
      <text:h text:style-name="Heading_20_4" text:outline-level="4">get_titreFenetre() :</text:h>
      <text:p text:style-name="P40">Retourne le titre de la fenêtre.</text:p>
      <text:h text:style-name="P63" text:outline-level="4">_<text:span text:style-name="T39">nouvelleElement(element</text:span>) :</text:h>
      <text:p text:style-name="P41">Ajoute un élément dans la fenêtre.</text:p>
      <text:h text:style-name="Heading_20_4" text:outline-level="4">set_cursor(<text:span text:style-name="T21">curseur</text:span>) :</text:h>
      <text:p text:style-name="P23">Change le curseur actuelle pour curseur.</text:p>
      <text:p text:style-name="P24">Paramètres :<text:span text:style-name="T22"> curseur qui représente le curseur à mettre </text:span><text:span text:style-name="T23">de type</text:span><text:span text:style-name="T22"> curseur</text:span></text:p>
      <text:h text:style-name="P64" text:outline-level="4"><text:span text:style-name="T24">se</text:span>t_titreFenetre(<text:span text:style-name="T24">titre</text:span>) :</text:h>
      <text:p text:style-name="P31">Change le titre de la fenêtre.</text:p>
      <text:p text:style-name="P25">Paramètre : <text:span text:style-name="T22">titre qui représente le nouveau titre de type string.</text:span></text:p>
      <text:p text:style-name="P31">Remarque : Il est très conseillé d’utiliser cette fonction plutôt que de modifier directement titreFenetre, car la modification de titreFenetre implique le besoin de redéfinir le titre de la page, ce qui n’est pas garanti.</text:p>
      <text:h text:style-name="P49" text:outline-level="3">Méthodes privées :</text:h>
      <text:h text:style-name="P65" text:outline-level="4">_renderBeforeHierarchy(surface) :</text:h>
      <text:p text:style-name="P17">Fonction <text:span text:style-name="T32">ré-implémenter de Mwidget. Elle permet d’afficher les bases de la fenêtre, donc l’image d’arrière plan si il y en a une.</text:span></text:p>
      <text:p text:style-name="P33">Elle va premièrement affecter à une variable img l’image load de l’image à chargé pour cette frame. Elle est soit une image normale, soit une image d’un gif, alors elle va être choisis selon l’image du gif actuelle, et est changé si le temps depuis la dernière image est trop élevé.</text:p>
      <text:p text:style-name="P34">Elle va ensuite s’occuper de placer l’image selon l’alignement de l’image.</text:p>
      <text:p text:style-name="P7"><text:span text:style-name="T6">Paramètres</text:span> : La surface sur la quel appliqué le rendu.</text:p>
      <text:h text:style-name="P50" text:outline-level="3"><text:soft-page-break/>Attributs :</text:h>
      <text:h text:style-name="P66" text:outline-level="4"><text:span text:style-name="T26">s</text:span>elf.actuelFrameGif :</text:h>
      <text:p text:style-name="P27">Numéro de la frame actuelle du gif, si l’image d’arrière plan est un gif.</text:p>
      <text:h text:style-name="P66" text:outline-level="4"><text:span text:style-name="T26">s</text:span>elf.arrierePlanImage :</text:h>
      <text:p text:style-name="P27">Chemin d’accès <text:span text:style-name="T34">de type str</text:span> vers l’image ou le répertoire du gif. <text:span text:style-name="T34">Il prend le dessus sur self.arrierePlanCouleur.</text:span></text:p>
      <text:h text:style-name="P67" text:outline-level="4"><text:span text:style-name="T26">se</text:span>lf.arrierePlanImageParSeconde :</text:h>
      <text:p text:style-name="P28">Nombre d’images par secondes au cas ou l’image d’arrière plan soit un gif.</text:p>
      <text:h text:style-name="P67" text:outline-level="4"><text:span text:style-name="T26">se</text:span>lf.arrierePlanImageParSeconde :</text:h>
      <text:p text:style-name="P28">Temps passé en secondes entre la dernière fois que l’image de arrierePlanImage a été changé (si il s’agit d’un gif) en secondes.</text:p>
      <text:h text:style-name="P73" text:outline-level="4">self.caplockPressee :</text:h>
      <text:p text:style-name="P75">Savoir si la touche caplock (cadenas de majuscule) est pressé en booléen.</text:p>
      <text:h text:style-name="P68" text:outline-level="4"><text:span text:style-name="T26">s</text:span>elf.curseur :</text:h>
      <text:p text:style-name="P29">Contient le curseur actuelle de la fenêtre.</text:p>
      <text:h text:style-name="P68" text:outline-level="4"><text:span text:style-name="T26">s</text:span>elf.deltaTime :</text:h>
      <text:p text:style-name="P29">Temps en seconde entre le dernier appel de frame() et celui actuel.</text:p>
      <text:h text:style-name="P68" text:outline-level="4"><text:span text:style-name="T26">s</text:span>elf._deltaTime :</text:h>
      <text:p text:style-name="P29">Variable tampon pour actualiser self.deltaTime.</text:p>
      <text:h text:style-name="P69" text:outline-level="4"><text:span text:style-name="T26">s</text:span>elf.<text:span text:style-name="T30">evenement</text:span> :</text:h>
      <text:p text:style-name="P38">Tout les évènements de la frame actuel.</text:p>
      <text:h text:style-name="P70" text:outline-level="4"><text:span text:style-name="T26">s</text:span>elf.fenetre :</text:h>
      <text:p text:style-name="P30">Fenêtre principale du programme défini dans le programme principale sur laquelle appliquer les rendus.</text:p>
      <text:h text:style-name="P70" text:outline-level="4"><text:span text:style-name="T26">s</text:span>elf.fps :</text:h>
      <text:p text:style-name="P30">Nombre d’appel de frame() en nombre par seconde.</text:p>
      <text:h text:style-name="P70" text:outline-level="4"><text:span text:style-name="T26">s</text:span>elf.fpsMoyen :</text:h>
      <text:p text:style-name="P30">Nombre d’appel de frame() en nombre par seconde en moyenne pour cette fenêtre.</text:p>
      <text:h text:style-name="P70" text:outline-level="4"><text:span text:style-name="T26">s</text:span>elf.fps<text:span text:style-name="T26">Nb</text:span> :</text:h>
      <text:p text:style-name="P30">Nombre d’actualisation des fps en nombre pour le calcul de self.fpsMoyen.</text:p>
      <text:h text:style-name="P70" text:outline-level="4"><text:soft-page-break/><text:span text:style-name="T26">s</text:span>elf.fps<text:span text:style-name="T26">NbFrame</text:span> :</text:h>
      <text:p text:style-name="P30">Nombre de frame en nombre lors de cette seconde pour l’actualisation de self.fps.</text:p>
      <text:h text:style-name="P71" text:outline-level="4"><text:span text:style-name="T26">s</text:span>elf.<text:span text:style-name="T28">positionSouris</text:span> :</text:h>
      <text:p text:style-name="P74">Position de la souris dans un tuple de 2 de long.</text:p>
      <text:h text:style-name="P73" text:outline-level="4">self.shiftPressee :</text:h>
      <text:p text:style-name="P75">Savoir si la touche shift est pressé en booléen.</text:p>
      <text:h text:style-name="P72" text:outline-level="4"><text:span text:style-name="T26">s</text:span>elf.<text:span text:style-name="T31">toutLesElements</text:span> :</text:h>
      <text:p text:style-name="P39">Liste de tout les éléments dans cette fenêtre.</text:p>
      <text:h text:style-name="P66" text:outline-level="4">Les attributs hérités :</text:h>
      <text:p text:style-name="P27">Les même attributs que Mwidget, avec la même utilis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officeooo:rsid="000abd9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1ae093"/>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color="#ff0000" loext:opacity="100%" fo:font-size="36pt" style:text-underline-style="solid" style:text-underline-width="auto" style:text-underline-color="font-color" fo:font-weight="bold" officeooo:rsid="0007740c"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O</meta:initial-creator>
    <meta:creation-date>2022-11-23T10:07:23.485000000</meta:creation-date>
    <dc:date>2022-11-24T09:31:45.228000000</dc:date>
    <meta:editing-duration>PT4H32M42S</meta:editing-duration>
    <meta:editing-cycles>54</meta:editing-cycles>
    <meta:generator>LibreOffice/7.2.4.1$Windows_X86_64 LibreOffice_project/27d75539669ac387bb498e35313b970b7fe9c4f9</meta:generator>
    <dc:creator>Matt O</dc:creator>
    <meta:document-statistic meta:table-count="0" meta:image-count="0" meta:object-count="0" meta:page-count="7" meta:paragraph-count="144" meta:word-count="1664" meta:character-count="10378" meta:non-whitespace-character-count="8855"/>
  </office:meta>
</office:document-meta>
</file>